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fense game concepts</text:p>
      <text:p text:style-name="Standard"/>
      <text:list xml:id="list8841242485847013808" text:style-name="L2">
        <text:list-item>
          <text:p text:style-name="P1">Separatist mages defending against loyalist forces. Manage a small magic academy and its defense. Use various types of magic to defeat or mislead opponents.</text:p>
          <text:p text:style-name="P1"/>
        </text:list-item>
        <text:list-item>
          <text:p text:style-name="P1">Small town zombie invasion. Build barricades and defend your home town from the hord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Harner</meta:initial-creator>
    <meta:creation-date>2015-09-16T14:58:59.35</meta:creation-date>
    <meta:document-statistic meta:table-count="0" meta:image-count="0" meta:object-count="0" meta:page-count="1" meta:paragraph-count="3" meta:word-count="43" meta:character-count="267"/>
    <dc:date>2015-09-16T22:45:27.40</dc:date>
    <dc:creator>Joseph Harner</dc:creator>
    <meta:editing-duration>PT6H30M47S</meta:editing-duration>
    <meta:editing-cycles>1</meta:editing-cycles>
    <meta:generator>OpenOffice/4.1.1$Win32 OpenOffice.org_project/411m6$Build-9775</meta:generator>
  </office:meta>
</office:document-meta>
</file>